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Text_20_body">
      <style:text-properties officeooo:rsid="0063f0b0"/>
    </style:style>
    <style:style style:name="P96" style:family="paragraph" style:parent-style-name="Standard">
      <style:paragraph-properties fo:break-before="page"/>
      <style:text-properties officeooo:paragraph-rsid="006217d2"/>
    </style:style>
    <style:style style:name="P9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122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1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12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126" style:family="paragraph" style:parent-style-name="Table_20_Contents">
      <style:text-properties officeooo:paragraph-rsid="0066f2ee"/>
    </style:style>
    <style:style style:name="P127" style:family="paragraph" style:parent-style-name="Table_20_Contents">
      <style:text-properties officeooo:rsid="000bac82" officeooo:paragraph-rsid="0066f2ee"/>
    </style:style>
    <style:style style:name="P128" style:family="paragraph" style:parent-style-name="Table_20_Contents">
      <style:text-properties officeooo:paragraph-rsid="008a5ce4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style:font-name-asian="Times New Roman1" style:font-name-complex="Times New Roman1"/>
    </style:style>
    <style:style style:name="T31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2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3" style:family="text">
      <style:text-properties style:font-name="Times New Roman" fo:font-style="italic" style:font-name-asian="Times New Roman1" style:font-style-asian="italic" style:font-name-complex="Times New Roman1"/>
    </style:style>
    <style:style style:name="T34" style:family="text">
      <style:text-properties officeooo:rsid="00282cca" style:font-name-asian="Times New Roman1" style:font-name-complex="Times New Roman1"/>
    </style:style>
    <style:style style:name="T35" style:family="text">
      <style:text-properties officeooo:rsid="002e1b18" style:font-name-asian="Times New Roman1" style:font-name-complex="Times New Roman1" style:font-style-complex="normal"/>
    </style:style>
    <style:style style:name="T36" style:family="text">
      <style:text-properties officeooo:rsid="002e1b18" style:font-name-asian="Times New Roman1" style:font-name-complex="Times New Roman1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fo:language="ru" fo:country="RU"/>
    </style:style>
    <style:style style:name="T40" style:family="text">
      <style:text-properties officeooo:rsid="003622d5"/>
    </style:style>
    <style:style style:name="T41" style:family="text">
      <style:text-properties officeooo:rsid="002e1b18" style:font-style-complex="normal"/>
    </style:style>
    <style:style style:name="T42" style:family="text">
      <style:text-properties officeooo:rsid="003622d5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2ee2e5" style:font-style-complex="normal"/>
    </style:style>
    <style:style style:name="T45" style:family="text">
      <style:text-properties officeooo:rsid="002ee2e5" style:font-style-complex="normal" style:font-weight-complex="normal"/>
    </style:style>
    <style:style style:name="T46" style:family="text">
      <style:text-properties officeooo:rsid="0084b05b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2c9457"/>
    </style:style>
    <style:style style:name="T50" style:family="text">
      <style:text-properties fo:language="uk" fo:country="UA" officeooo:rsid="0021a7d8"/>
    </style:style>
    <style:style style:name="T51" style:family="text">
      <style:text-properties fo:language="uk" fo:country="UA" fo:font-weight="bold" style:font-weight-asian="bold" style:font-weight-complex="bold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bold" officeooo:rsid="007055ea" style:font-weight-asian="bold" style:font-weight-complex="bold"/>
    </style:style>
    <style:style style:name="T54" style:family="text">
      <style:text-properties fo:language="uk" fo:country="UA" fo:font-weight="bold" officeooo:rsid="000bac82" style:font-weight-asian="bold" style:font-weight-complex="bold"/>
    </style:style>
    <style:style style:name="T55" style:family="text">
      <style:text-properties fo:language="uk" fo:country="UA" fo:font-weight="bold" officeooo:rsid="0021a7d8" style:font-weight-asian="bold" style:font-weight-complex="bold"/>
    </style:style>
    <style:style style:name="T56" style:family="text">
      <style:text-properties fo:language="uk" fo:country="UA" fo:font-weight="bold" officeooo:rsid="00694122" style:font-weight-asian="bold" style:font-weight-complex="bold"/>
    </style:style>
    <style:style style:name="T57" style:family="text">
      <style:text-properties fo:language="uk" fo:country="UA" fo:font-weight="normal" officeooo:rsid="0021a7d8" style:font-weight-asian="normal" style:font-weight-complex="normal"/>
    </style:style>
    <style:style style:name="T58" style:family="text">
      <style:text-properties fo:language="uk" fo:country="UA" fo:font-weight="normal" officeooo:rsid="0069f8c3" style:font-weight-asian="normal" style:font-weight-complex="normal"/>
    </style:style>
    <style:style style:name="T59" style:family="text">
      <style:text-properties fo:language="uk" fo:country="UA" officeooo:rsid="0058499d"/>
    </style:style>
    <style:style style:name="T60" style:family="text">
      <style:text-properties fo:language="uk" fo:country="UA" officeooo:rsid="00694122"/>
    </style:style>
    <style:style style:name="T61" style:family="text">
      <style:text-properties fo:language="uk" fo:country="UA" officeooo:rsid="007324d5"/>
    </style:style>
    <style:style style:name="T62" style:family="text">
      <style:text-properties fo:language="uk" fo:country="UA" officeooo:rsid="008a5ce4"/>
    </style:style>
    <style:style style:name="T63" style:family="text">
      <style:text-properties officeooo:rsid="003b8003"/>
    </style:style>
    <style:style style:name="T64" style:family="text">
      <style:text-properties officeooo:rsid="000f0310"/>
    </style:style>
    <style:style style:name="T65" style:family="text">
      <style:text-properties officeooo:rsid="0010dd33"/>
    </style:style>
    <style:style style:name="T66" style:family="text">
      <style:text-properties officeooo:rsid="00117476"/>
    </style:style>
    <style:style style:name="T67" style:family="text">
      <style:text-properties officeooo:rsid="0014585f"/>
    </style:style>
    <style:style style:name="T68" style:family="text">
      <style:text-properties officeooo:rsid="0042ad5b"/>
    </style:style>
    <style:style style:name="T69" style:family="text">
      <style:text-properties officeooo:rsid="00464a7d"/>
    </style:style>
    <style:style style:name="T70" style:family="text">
      <style:text-properties officeooo:rsid="005bc6ae"/>
    </style:style>
    <style:style style:name="T71" style:family="text">
      <style:text-properties officeooo:rsid="0060522a" style:font-weight-complex="normal"/>
    </style:style>
    <style:style style:name="T72" style:family="text">
      <style:text-properties officeooo:rsid="005ef863"/>
    </style:style>
    <style:style style:name="T73" style:family="text">
      <style:text-properties officeooo:rsid="0063f0b0"/>
    </style:style>
    <style:style style:name="T74" style:family="text">
      <style:text-properties officeooo:rsid="0066f2ee"/>
    </style:style>
    <style:style style:name="T75" style:family="text">
      <style:text-properties officeooo:rsid="006b7d4c"/>
    </style:style>
    <style:style style:name="T76" style:family="text">
      <style:text-properties officeooo:rsid="006e73f6"/>
    </style:style>
    <style:style style:name="T77" style:family="text">
      <style:text-properties officeooo:rsid="007055ea"/>
    </style:style>
    <style:style style:name="T78" style:family="text">
      <style:text-properties officeooo:rsid="0071856a"/>
    </style:style>
    <style:style style:name="T79" style:family="text">
      <style:text-properties officeooo:rsid="00728096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fo:font-size="12pt" style:font-name-asian="Times New Roman1" style:font-size-asian="12pt" style:font-name-complex="Times New Roman1" style:font-size-complex="12pt"/>
    </style:style>
    <style:style style:name="T82" style:family="text">
      <style:text-properties officeooo:rsid="0076c6f2"/>
    </style:style>
    <style:style style:name="T83" style:family="text">
      <style:text-properties fo:font-weight="bold" style:font-weight-asian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2c9457" style:font-weight-asian="bold" style:font-weight-complex="bold"/>
    </style:style>
    <style:style style:name="T86" style:family="text">
      <style:text-properties fo:font-weight="bold" officeooo:rsid="007055ea" style:font-weight-asian="bold" style:font-weight-complex="bold"/>
    </style:style>
    <style:style style:name="T87" style:family="text">
      <style:text-properties officeooo:rsid="007be8e8"/>
    </style:style>
    <style:style style:name="T88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78">8</text:span>-<text:span text:style-name="T69">А</text:span></text:p>
          </table:table-cell>
          <table:table-cell table:style-name="Таблиця2.A1" office:value-type="string">
            <text:p text:style-name="P53"><text:span text:style-name="T78">8</text:span>-<text:span text:style-name="T69">Б</text:span></text:p>
          </table:table-cell>
          <table:table-cell table:style-name="Таблиця2.G1" office:value-type="string">
            <text:p text:style-name="P53"><text:span text:style-name="T78">8</text:span>-<text:span text:style-name="T75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0">Тема </text:span><text:span text:style-name="T21">1</text:span><text:span text:style-name="T20">. </text:span><text:span text:style-name="T17">Алгоритми та програми </text:span><text:span text:style-name="T18">(</text:span><text:span text:style-name="T19">32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8">Виконав<text:span text:style-name="T39">ц</text:span>і алгоритмів </text:p>
          </table:table-cell>
          <table:table-cell table:style-name="Таблиця2.D1" table:number-rows-spanned="32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ризначення мови програмування та основних її елементів<text:span text:style-name="T39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80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5">Діяльнісна складова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5">Ціннісна складова 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8"><text:span text:style-name="T40">С</text:span>истеми команд <text:span text:style-name="T40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8"><text:span text:style-name="T42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2">Розбір</text:span><text:span text:style-name="T4"> </text:span><text:span text:style-name="T42">в</text:span><text:span text:style-name="T40">идів опису алгоритмів. </text:span><text:span text:style-name="T4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8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8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1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69">Алгоритми з розгалуженнями. <text:span text:style-name="T87">Складання </text:span>алгоритм<text:span text:style-name="T40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8">Алгоритми з розгалуженнями. <text:span text:style-name="T40">Виконання </text:span>алгоритм<text:span text:style-name="T40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8">Алгоритми з повтореннями. <text:span text:style-name="T40">Складання </text:span>алгоритм<text:span text:style-name="T40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8">Алгоритми з повтореннями. <text:span text:style-name="T40">Виконання </text:span>алгоритм<text:span text:style-name="T40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1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2">алгоритмічних структур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0">Повторення <text:span text:style-name="T87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6">Узагальнення <text:span text:style-name="T76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1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1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2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2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2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2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2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2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2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2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2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2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38">Тема 2</text:span>. <text:span text:style-name="T81">Кодування даних та апаратне забезпечення </text:span>(<text:span text:style-name="T82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4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99">Учень/учениця</text:p>
            <text:p text:style-name="P104">Знаннєва складова</text:p>
            <text:p text:style-name="P91"><text:span text:style-name="T1">Розуміє </text:span>поняття двійкового коду, називає<text:span text:style-name="T83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07">Діяльнісна складова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04">Ціннісна складова 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4"><text:span text:style-name="T8">Практична робота №</text:span><text:span text:style-name="T14">7</text:span><text:span text:style-name="T8">. </text:span>Кодування та декодування повідомлень. <text:span text:style-name="T41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5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5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6"><text:span text:style-name="T8">Практична робота №</text:span><text:span text:style-name="T14">8</text:span><text:span text:style-name="T8">. </text:span><text:span text:style-name="T44">Кодування тексту й графічних даних.</text:span><text:span text:style-name="T8"> </text:span><text:span text:style-name="T45">Таблиці кодів символів. </text:span><text:span text:style-name="T41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6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6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6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3"><text:span text:style-name="T27">Узагальнення з теми </text:span><text:span text:style-name="T88">Кодування даних та апаратне забезпечення.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3">3</text:span>. <text:span text:style-name="T29">Створення та публікація веб-ресурсів </text:span>(<text:span text:style-name="T7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6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1">Учень/учениця</text:p>
            <text:p text:style-name="P109">Знаннєва складова</text:p>
            <text:p text:style-name="P111"><text:span text:style-name="T33">Наводить приклади</text:span><text:span text:style-name="T30"> засобів автоматизованого створення веб-сторінок</text:span></text:p>
            <text:p text:style-name="P111"><text:soft-page-break/><text:span text:style-name="T33">Розуміє</text:span><text:span text:style-name="T30"> поняття мови гіпертекстової розмітки.</text:span></text:p>
            <text:p text:style-name="P109">Діяльнісна складова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09">Ціннісна складова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89"><text:span text:style-name="T22">Дотримується</text:span><text:span text:style-name="T16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9"><text:span text:style-name="T3">Практична робота №</text:span><text:span text:style-name="T15">9</text:span><text:span text:style-name="T3">.</text:span><text:span text:style-name="T37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1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15">10</text:span><text:span text:style-name="T3">. </text:span><text:span text:style-name="T46">Використання графічних елементів на веб-сторінках. </text:span><text:span text:style-name="T37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9">1</text:span><text:span text:style-name="T15">1</text:span><text:span text:style-name="T3">. </text:span><text:span text:style-name="T46">Використання мультимедійних елементів на веб-сторінках.</text:span> <text:span text:style-name="T41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7">Узагальнення з теми <text:s/>«</text:span><text:span text:style-name="T34">Служби Інтернету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2">4</text:span>. <text:span text:style-name="T29">Опрацювання мультимедійних об’єктів</text:span> (<text:span text:style-name="T7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7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3">Учень/учениця</text:p>
            <text:p text:style-name="P110">Знаннєва складова</text:p>
            <text:p text:style-name="P90"><text:span text:style-name="T1">Пояснює </text:span>принципи оцифровування звуку та відеоряду.</text:p>
            <text:p text:style-name="P90"><text:span text:style-name="T1">Розрізняє</text:span> формати аудіо- й відеофайлів.</text:p>
            <text:p text:style-name="P9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0"><text:span text:style-name="T1">Наводить приклади</text:span> сервісів для роботи з відео- й <text:s/>аудіоданими</text:p>
            <text:p text:style-name="P110">Діяльнісна <text:s/>складова</text:p>
            <text:p text:style-name="P90"><text:span text:style-name="T1">Використовує </text:span>програми для роботи з мультимедіа.</text:p>
            <text:p text:style-name="P90"><text:span text:style-name="T1">Перетворює </text:span>формати аудіо- й відеофайлів. </text:p>
            <text:p text:style-name="P90"><text:span text:style-name="T1">Будує</text:span> відеоряд.</text:p>
            <text:p text:style-name="P90"><text:soft-page-break/><text:span text:style-name="T1">Використовує</text:span> мультимедійні об’єкти в презентаціях</text:p>
            <text:p text:style-name="P110">Ціннісна складова</text:p>
            <text:p text:style-name="P90"><text:span text:style-name="T1">Використовує</text:span> контент з інтернет-джерел з урахуванням авторських прав. </text:p>
            <text:p text:style-name="P90"><text:span text:style-name="T1">Ураховує</text:span> художньо-естетичну складову <text:line-break/>в процесі створення мультимедійних об’єктів</text:p>
            <text:p text:style-name="P88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11">11</text:span><text:span text:style-name="T3">.</text:span><text:span text:style-name="T37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7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2</text:span><text:span text:style-name="T3"> </text:span><text:span text:style-name="T41">Захоплення аудіо й відео, створення аудіо-, відеофрагментів. </text:span><text:span text:style-name="T37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2">3</text:span><text:span text:style-name="T3">. </text:span><text:span text:style-name="T41">Побудова аудіо- й відеоряду. Додавання до кліпу ефектів.</text:span><text:span text:style-name="T3"> </text:span><text:span text:style-name="T41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2"><text:span text:style-name="T27">Узагальнення з теми <text:s/>«</text:span><text:span text:style-name="T34">Служби Інтернету»</text:span></text:p>
            <text:p text:style-name="P62"/>
            <text:p text:style-name="P62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2">5</text:span>. <text:span text:style-name="T29">Опрацювання текстових даних</text:span> (<text:span text:style-name="T7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2">Пошук та заміна фрагментів тексту.</text:p>
          </table:table-cell>
          <table:table-cell table:style-name="Таблиця6.A2" table:number-rows-spanned="9" office:value-type="string">
            <text:p text:style-name="P102">Учень/учениця</text:p>
            <text:p text:style-name="P106">Знаннєва складова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08">Діяльнісна складова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06">Ціннісна складова </text:p>
            <text:p text:style-name="P98"><text:span text:style-name="T23">Розуміє й обґрунтовує</text:span><text:span text:style-name="T24"> </text:span><text:span text:style-name="Зміст_5f_вимоги_20_Знак"><text:span text:style-name="T25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13">14</text:span><text:span text:style-name="T3">.</text:span><text:span text:style-name="T37"> </text:span><text:span text:style-name="T36">Форматування з використанням стилів. Структура документа.</text:span><text:span text:style-name="T37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1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5</text:span><text:span text:style-name="T3">. </text:span><text:span text:style-name="T35">Гіперпосилання в текстових документах. </text:span><text:span text:style-name="T37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9">1</text:span><text:span text:style-name="T13">6</text:span><text:span text:style-name="T3">. </text:span><text:span text:style-name="T35">Спільна робота з документом. </text:span><text:span text:style-name="T41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5"><text:span text:style-name="T27">Узагальнення з теми <text:s/>«</text:span><text:span text:style-name="T34">Опрацювання текстових даних»</text:span></text:p>
            <text:p text:style-name="P64"/>
            <text:p text:style-name="P6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78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3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78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78">8</text:span>-<text:span text:style-name="T69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61">8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78">8</text:span>-А</text:p>
          </table:table-cell>
          <table:table-cell table:style-name="Таблиця4.A2" office:value-type="string">
            <text:p text:style-name="P40"><text:span text:style-name="T78">8</text:span>-Б</text:p>
          </table:table-cell>
          <table:table-cell table:style-name="Таблиця4.D2" office:value-type="string">
            <text:p text:style-name="P40"><text:span text:style-name="T78">8</text:span>-<text:span text:style-name="T74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49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49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49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9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9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2"><text:span text:style-name="Основной_20_шрифт_20_абзаца"><text:span text:style-name="T54">Узагальнення №</text:span></text:span><text:span text:style-name="Основной_20_шрифт_20_абзаца"><text:span text:style-name="T52">1</text:span></text:span></text:p>
          </table:table-cell>
          <table:table-cell table:style-name="Таблиця4.A2" office:value-type="string">
            <text:p text:style-name="P120"><text:span text:style-name="Основной_20_шрифт_20_абзаца"><text:span text:style-name="T85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7">Практична робота №</text:span></text:span><text:span text:style-name="Основной_20_шрифт_20_абзаца"><text:span text:style-name="T58">6</text:span></text:span></text:p>
          </table:table-cell>
          <table:table-cell table:style-name="Таблиця4.A2" office:value-type="string">
            <text:p text:style-name="P121"><text:span text:style-name="Основной_20_шрифт_20_абзаца"><text:span text:style-name="T86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3"><text:span text:style-name="Основной_20_шрифт_20_абзаца"><text:span text:style-name="T54">Узагальнення №</text:span></text:span><text:span text:style-name="Основной_20_шрифт_20_абзаца"><text:span text:style-name="T53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5">Практична робота №</text:span></text:span><text:span text:style-name="Основной_20_шрифт_20_абзаца"><text:span text:style-name="T56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86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5"><text:span text:style-name="Основной_20_шрифт_20_абзаца"><text:span text:style-name="T52">Узагальнення №</text:span></text:span><text:span text:style-name="Основной_20_шрифт_20_абзаца"><text:span text:style-name="T53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60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60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8"><text:span text:style-name="Основной_20_шрифт_20_абзаца"><text:span text:style-name="T50">Практична робота №</text:span></text:span><text:span text:style-name="Основной_20_шрифт_20_абзаца"><text:span text:style-name="T60">1</text:span></text:span><text:span text:style-name="Основной_20_шрифт_20_абзаца"><text:span text:style-name="T62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Узагальнення №</text:span></text:span><text:span text:style-name="Основной_20_шрифт_20_абзаца"><text:span text:style-name="T53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4">Заступник</text:span> директора _________ М.В. Савіна<text:tab/><text:tab/><text:tab/><text:tab/><text:tab/><text:tab/><text:tab/><text:tab/><text:span text:style-name="T64">Д</text:span>иректор <text:span text:style-name="T64">школи</text:span> ____________ Л.М. Воробйов</text:p>
      <text:p text:style-name="P6">____________ 201<text:span text:style-name="T70">8</text:span> р.<text:tab/><text:tab/><text:tab/><text:tab/><text:tab/><text:tab/><text:tab/><text:tab/><text:tab/><text:tab/><text:tab/><text:tab/><text:tab/><text:tab/><text:tab/>_____________ 201<text:span text:style-name="T70">8</text:span> р.</text:p>
      <text:p text:style-name="P6">____________ 201<text:span text:style-name="T70">9</text:span> р.<text:tab/><text:tab/><text:tab/><text:tab/><text:tab/><text:tab/><text:tab/><text:tab/><text:tab/><text:tab/><text:tab/><text:tab/><text:tab/><text:tab/><text:tab/>_____________ 201<text:span text:style-name="T70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8">і</text:span>нформатики для <text:span text:style-name="T79">8</text:span> класів</text:p>
      <text:p text:style-name="P8"><text:span text:style-name="T64">в</text:span>читель Трубіцина А.Л.</text:p>
      <text:p text:style-name="P8">201<text:span text:style-name="T70">8</text:span>-201<text:span text:style-name="T70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9">8 </text:span>класу</text:p>
      <text:p text:style-name="P5">загальноосвітніх навчальних закладів <text:span text:style-name="T65">затверджена Міністерством освіти і науки України</text:span></text:p>
      <text:p text:style-name="P7">(Наказ МОН від <text:span text:style-name="T66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8"><text:tab/><text:tab/></text:span><text:span text:style-name="T31">Погоджено на засіданні </text:span><text:span text:style-name="T32">Ш</text:span><text:span text:style-name="T31">МО</text:span></text:p>
      <text:p text:style-name="P4"><text:tab/><text:tab/>протокол № _____ від ___________ р.</text:p>
      <text:p text:style-name="P4"><text:tab/><text:tab/>кер. <text:span text:style-name="T67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2:30.559164511</dc:date>
    <meta:editing-duration>PT1H29M49S</meta:editing-duration>
    <meta:editing-cycles>51</meta:editing-cycles>
    <meta:generator>LibreOffice/6.1.1.2$Linux_X86_64 LibreOffice_project/10$Build-2</meta:generator>
    <meta:document-statistic meta:table-count="7" meta:image-count="0" meta:object-count="0" meta:page-count="7" meta:paragraph-count="347" meta:word-count="1226" meta:character-count="8904" meta:non-whitespace-character-count="7936"/>
  </office:meta>
</office:document-meta>
</file>